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細明體" svg:font-family="細明體, MingLiU" style:font-family-generic="modern"/>
    <style:font-face style:name="標楷體1" svg:font-family="標楷體" style:font-family-generic="script"/>
    <style:font-face style:name="Lucida Sans1" svg:font-family="'Lucida Sans'" style:font-family-generic="swiss"/>
    <style:font-face style:name="標楷體2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loext:graphic-properties draw:fill="none"/>
      <style:paragraph-properties fo:margin-left="1.499cm" fo:margin-right="0cm" fo:line-height="0.811cm" fo:text-align="justify" style:justify-single-word="false" fo:orphans="0" fo:widows="0" fo:text-indent="-1.499cm" style:auto-text-indent="false" fo:background-color="transparent" style:punctuation-wrap="simple" style:snap-to-layout-grid="false" style:writing-mode="lr-tb">
        <style:tab-stops/>
      </style:paragraph-properties>
      <style:text-properties style:font-name="標楷體" fo:font-size="14pt" style:text-underline-style="none" officeooo:paragraph-rsid="001eb5e3" style:font-name-asian="標楷體" style:font-size-asian="14pt" style:font-name-complex="標楷體" style:font-size-complex="14pt"/>
    </style:style>
    <style:style style:name="P3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>
          <style:tab-stop style:position="2.404cm"/>
        </style:tab-stops>
      </style:paragraph-properties>
      <style:text-properties style:font-name="標楷體" fo:font-size="14pt" officeooo:paragraph-rsid="004d955d" style:font-name-asian="標楷體" style:font-size-asian="14pt" style:font-name-complex="標楷體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/>
      </style:paragraph-properties>
      <style:text-properties style:font-name="標楷體" fo:font-size="14pt" officeooo:paragraph-rsid="004cd149" style:font-name-asian="標楷體" style:font-size-asian="14pt" style:font-name-complex="標楷體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>
          <style:tab-stop style:position="2.404cm"/>
          <style:tab-stop style:position="3.395cm"/>
        </style:tab-stops>
      </style:paragraph-properties>
      <style:text-properties style:font-name="標楷體" fo:font-size="14pt" officeooo:paragraph-rsid="004cd149" style:font-name-asian="標楷體" style:font-size-asian="14pt" style:font-name-complex="標楷體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4.445cm" fo:margin-right="0cm" fo:line-height="0.811cm" fo:text-align="justify" style:justify-single-word="false" fo:orphans="0" fo:widows="0" fo:text-indent="-4.445cm" style:auto-text-indent="false" fo:background-color="transparent" style:punctuation-wrap="simple" style:snap-to-layout-grid="false" style:writing-mode="lr-tb">
        <style:tab-stops/>
      </style:paragraph-properties>
      <style:text-properties style:use-window-font-color="true" loext:opacity="0%" style:font-name="標楷體" fo:font-size="14pt" fo:language="en" fo:country="US" officeooo:paragraph-rsid="004cd149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7" style:family="paragraph" style:parent-style-name="Standard" style:master-page-name="">
      <loext:graphic-properties draw:fill="none"/>
      <style:paragraph-properties fo:margin-left="3.401cm" fo:margin-right="0cm" fo:line-height="0.811cm" fo:text-align="justify" style:justify-single-word="false" fo:orphans="0" fo:widows="0" fo:text-indent="0cm" style:auto-text-indent="false" style:page-number="auto" fo:background-color="transparent" style:punctuation-wrap="simple" style:snap-to-layout-grid="false" style:writing-mode="lr-tb">
        <style:tab-stops/>
      </style:paragraph-properties>
      <style:text-properties style:use-window-font-color="true" loext:opacity="0%" style:font-name="標楷體" fo:font-size="14pt" fo:language="en" fo:country="US" officeooo:paragraph-rsid="00606d78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8" style:family="paragraph" style:parent-style-name="Standard">
      <loext:graphic-properties draw:fill="none"/>
      <style:paragraph-properties fo:margin-left="3.401cm" fo:margin-right="0cm" fo:line-height="0.811cm" fo:text-align="justify" style:justify-single-word="false" fo:orphans="0" fo:widows="0" fo:text-indent="0cm" style:auto-text-indent="false" fo:background-color="transparent" style:punctuation-wrap="simple" style:snap-to-layout-grid="false" style:writing-mode="lr-tb">
        <style:tab-stops/>
      </style:paragraph-properties>
      <style:text-properties style:use-window-font-color="true" loext:opacity="0%" style:font-name="標楷體" fo:font-size="14pt" fo:language="en" fo:country="US" officeooo:paragraph-rsid="00606d78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9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/>
      </style:paragraph-properties>
      <style:text-properties style:use-window-font-color="true" loext:opacity="0%" style:font-name="標楷體" fo:font-size="14pt" fo:language="en" fo:country="US" officeooo:paragraph-rsid="004d955d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10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>
          <style:tab-stop style:position="2.404cm"/>
        </style:tab-stops>
      </style:paragraph-properties>
      <style:text-properties style:use-window-font-color="true" loext:opacity="0%" style:font-name="標楷體" fo:font-size="14pt" fo:language="en" fo:country="US" officeooo:paragraph-rsid="004cd149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11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>
          <style:tab-stop style:position="2.404cm"/>
        </style:tab-stops>
      </style:paragraph-properties>
      <style:text-properties style:use-window-font-color="true" loext:opacity="0%" style:font-name="標楷體" fo:font-size="14pt" fo:language="en" fo:country="US" officeooo:paragraph-rsid="004d955d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12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/>
      </style:paragraph-properties>
      <style:text-properties style:use-window-font-color="true" loext:opacity="0%" style:font-name="標楷體1" fo:font-size="14pt" fo:language="en" fo:country="US" officeooo:paragraph-rsid="004d955d" style:letter-kerning="true" style:font-name-asian="標楷體1" style:font-size-asian="14pt" style:language-asian="zh" style:country-asian="TW" style:font-name-complex="標楷體1" style:font-size-complex="14pt" style:language-complex="ar" style:country-complex="SA" style:font-weight-complex="bold"/>
    </style:style>
    <style:style style:name="P13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/>
      </style:paragraph-properties>
      <style:text-properties style:use-window-font-color="true" loext:opacity="0%" style:font-name="標楷體1" fo:font-size="14pt" fo:language="en" fo:country="US" style:text-underline-style="none" officeooo:paragraph-rsid="004fe067" style:letter-kerning="true" style:font-name-asian="標楷體1" style:font-size-asian="14pt" style:language-asian="zh" style:country-asian="TW" style:font-name-complex="標楷體1" style:font-size-complex="14pt" style:language-complex="ar" style:country-complex="SA" style:font-weight-complex="bold"/>
    </style:style>
    <style:style style:name="P14" style:family="paragraph" style:parent-style-name="Standard">
      <loext:graphic-properties draw:fill="none"/>
      <style:paragraph-properties fo:margin-left="2.408cm" fo:margin-right="0cm" fo:line-height="0.811cm" fo:text-align="justify" style:justify-single-word="false" fo:orphans="0" fo:widows="0" fo:text-indent="-2.408cm" style:auto-text-indent="false" fo:background-color="transparent" style:punctuation-wrap="simple" style:snap-to-layout-grid="false" style:writing-mode="lr-tb">
        <style:tab-stops/>
      </style:paragraph-properties>
      <style:text-properties fo:color="#000000" loext:opacity="100%" style:font-name="標楷體1" fo:font-size="14pt" fo:language="en" fo:country="US" style:text-underline-style="none" officeooo:paragraph-rsid="004fe067" style:letter-kerning="true" style:font-name-asian="標楷體1" style:font-size-asian="14pt" style:language-asian="zh" style:country-asian="TW" style:font-name-complex="標楷體1" style:font-size-complex="12pt" style:language-complex="ar" style:country-complex="SA" style:font-weight-complex="bold"/>
    </style:style>
    <style:style style:name="P15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1cm" style:auto-text-indent="false" style:page-number="auto" fo:background-color="transparent" style:punctuation-wrap="simple" style:snap-to-layout-grid="false" style:writing-mode="lr-tb">
        <style:tab-stops>
          <style:tab-stop style:position="2.404cm"/>
        </style:tab-stops>
      </style:paragraph-properties>
      <style:text-properties fo:color="#000000" loext:opacity="100%" style:font-name="標楷體1" fo:font-size="14pt" fo:language="en" fo:country="US" style:text-underline-style="none" officeooo:paragraph-rsid="004e583a" style:letter-kerning="true" style:font-name-asian="標楷體1" style:font-size-asian="14pt" style:language-asian="zh" style:country-asian="TW" style:font-name-complex="標楷體1" style:font-size-complex="12pt" style:language-complex="ar" style:country-complex="SA" style:font-weight-complex="bold"/>
    </style:style>
    <style:style style:name="P16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1cm" style:auto-text-indent="false" style:page-number="auto" fo:background-color="transparent" style:punctuation-wrap="simple" style:snap-to-layout-grid="false" style:writing-mode="lr-tb">
        <style:tab-stops>
          <style:tab-stop style:position="2.404cm"/>
        </style:tab-stops>
      </style:paragraph-properties>
      <style:text-properties fo:color="#000000" loext:opacity="100%" style:font-name="標楷體" fo:font-size="14pt" fo:language="en" fo:country="US" style:text-underline-style="none" officeooo:paragraph-rsid="004cd149" style:letter-kerning="true" style:font-name-asian="標楷體1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P17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1cm" style:auto-text-indent="false" style:page-number="auto" fo:background-color="transparent" style:punctuation-wrap="simple" style:snap-to-layout-grid="false" style:writing-mode="lr-tb">
        <style:tab-stops>
          <style:tab-stop style:position="2.404cm"/>
        </style:tab-stops>
      </style:paragraph-properties>
      <style:text-properties fo:color="#000000" loext:opacity="100%" style:font-name="標楷體" fo:font-size="14pt" fo:language="en" fo:country="US" style:text-underline-style="none" officeooo:paragraph-rsid="004d955d" style:letter-kerning="true" style:font-name-asian="標楷體1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P18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>
          <style:tab-stop style:position="2.404cm"/>
        </style:tab-stops>
      </style:paragraph-properties>
      <style:text-properties fo:color="#000000" loext:opacity="100%" style:text-line-through-style="none" style:text-line-through-type="none" style:font-name="標楷體" fo:font-size="14pt" fo:language="en" fo:country="US" officeooo:paragraph-rsid="004d955d" style:letter-kerning="true" style:font-name-asian="標楷體1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P19" style:family="paragraph" style:parent-style-name="Standard" style:master-page-name="">
      <loext:graphic-properties draw:fill="none"/>
      <style:paragraph-properties fo:margin-left="2.401cm" fo:margin-right="0cm" fo:line-height="0.811cm" fo:text-align="justify" style:justify-single-word="false" fo:orphans="0" fo:widows="0" fo:text-indent="-2.401cm" style:auto-text-indent="false" style:page-number="auto" fo:background-color="transparent" style:punctuation-wrap="simple" style:snap-to-layout-grid="false" style:writing-mode="lr-tb">
        <style:tab-stops>
          <style:tab-stop style:position="2.293cm"/>
        </style:tab-stops>
      </style:paragraph-properties>
      <style:text-properties officeooo:paragraph-rsid="00518a67"/>
    </style:style>
    <style:style style:name="P20" style:family="paragraph" style:parent-style-name="Standard" style:list-style-name="L1" style:master-page-name="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style:page-number="auto" fo:background-color="transparent" style:punctuation-wrap="simple" style:snap-to-layout-grid="false" style:writing-mode="lr-tb">
        <style:tab-stops/>
      </style:paragraph-properties>
      <style:text-properties fo:color="#111111" loext:opacity="100%" style:font-name="標楷體" fo:font-size="14pt" fo:language="en" fo:country="US" officeooo:paragraph-rsid="00606d78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21" style:family="paragraph" style:parent-style-name="Standard" style:list-style-name="L2" style:master-page-name="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style:page-number="auto" fo:background-color="transparent" style:punctuation-wrap="simple" style:snap-to-layout-grid="false" style:writing-mode="lr-tb">
        <style:tab-stops/>
      </style:paragraph-properties>
      <style:text-properties fo:color="#111111" loext:opacity="100%" style:font-name="標楷體" fo:font-size="14pt" fo:language="en" fo:country="US" officeooo:paragraph-rsid="00606d78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22" style:family="paragraph" style:parent-style-name="Standard" style:list-style-name="L2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fo:background-color="transparent" style:punctuation-wrap="simple" style:snap-to-layout-grid="false" style:writing-mode="lr-tb">
        <style:tab-stops/>
      </style:paragraph-properties>
      <style:text-properties fo:color="#111111" loext:opacity="100%" style:font-name="標楷體" fo:font-size="14pt" fo:language="en" fo:country="US" officeooo:paragraph-rsid="00606d78" style:letter-kerning="true" style:font-name-asian="標楷體" style:font-size-asian="14pt" style:language-asian="zh" style:country-asian="TW" style:font-name-complex="標楷體" style:font-size-complex="14pt" style:language-complex="ar" style:country-complex="SA" style:font-weight-complex="bold"/>
    </style:style>
    <style:style style:name="P23" style:family="paragraph" style:parent-style-name="Standard" style:list-style-name="L2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fo:background-color="transparent" style:punctuation-wrap="simple" style:snap-to-layout-grid="false" style:writing-mode="lr-tb">
        <style:tab-stops/>
      </style:paragraph-properties>
      <style:text-properties fo:color="#111111" loext:opacity="100%" style:font-name="標楷體" fo:font-size="14pt" fo:language="en" fo:country="US" officeooo:paragraph-rsid="00606d78" style:letter-kerning="true" style:font-name-asian="標楷體2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P24" style:family="paragraph" style:parent-style-name="Standard" style:list-style-name="L3" style:master-page-name="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style:page-number="auto" fo:background-color="transparent" style:punctuation-wrap="simple" style:snap-to-layout-grid="false" style:writing-mode="lr-tb">
        <style:tab-stops>
          <style:tab-stop style:position="4.3cm"/>
        </style:tab-stops>
      </style:paragraph-properties>
      <style:text-properties fo:color="#111111" loext:opacity="100%" style:font-name="標楷體" fo:font-size="14pt" fo:language="en" fo:country="US" officeooo:paragraph-rsid="00606d78" style:letter-kerning="true" style:font-name-asian="標楷體2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P25" style:family="paragraph" style:parent-style-name="Standard" style:list-style-name="L3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fo:background-color="transparent" style:punctuation-wrap="simple" style:snap-to-layout-grid="false" style:writing-mode="lr-tb">
        <style:tab-stops>
          <style:tab-stop style:position="4.3cm"/>
        </style:tab-stops>
      </style:paragraph-properties>
      <style:text-properties fo:color="#111111" loext:opacity="100%" style:font-name="標楷體" fo:font-size="14pt" fo:language="en" fo:country="US" officeooo:paragraph-rsid="00606d78" style:letter-kerning="true" style:font-name-asian="標楷體2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P26" style:family="paragraph" style:parent-style-name="Standard" style:list-style-name="L1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fo:background-color="transparent" style:punctuation-wrap="simple" style:snap-to-layout-grid="false" style:writing-mode="lr-tb">
        <style:tab-stops/>
      </style:paragraph-properties>
      <style:text-properties fo:color="#111111" loext:opacity="100%" style:font-name="標楷體1" fo:font-size="14pt" fo:language="en" fo:country="US" officeooo:paragraph-rsid="00606d78" style:letter-kerning="true" style:font-name-asian="標楷體2" style:font-size-asian="14pt" style:language-asian="zh" style:country-asian="TW" style:font-name-complex="標楷體1" style:font-size-complex="12pt" style:language-complex="ar" style:country-complex="SA" style:font-weight-complex="bold"/>
    </style:style>
    <style:style style:name="P27" style:family="paragraph" style:parent-style-name="Standard" style:list-style-name="L2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fo:background-color="transparent" style:punctuation-wrap="simple" style:snap-to-layout-grid="false" style:writing-mode="lr-tb">
        <style:tab-stops/>
      </style:paragraph-properties>
      <style:text-properties fo:color="#111111" loext:opacity="100%" style:font-name="標楷體1" fo:font-size="14pt" fo:language="en" fo:country="US" officeooo:paragraph-rsid="00606d78" style:letter-kerning="true" style:font-name-asian="標楷體2" style:font-size-asian="14pt" style:language-asian="zh" style:country-asian="TW" style:font-name-complex="標楷體1" style:font-size-complex="12pt" style:language-complex="ar" style:country-complex="SA" style:font-weight-complex="bold"/>
    </style:style>
    <style:style style:name="P28" style:family="paragraph" style:parent-style-name="Standard" style:list-style-name="L3">
      <loext:graphic-properties draw:fill="none"/>
      <style:paragraph-properties fo:margin-left="4.399cm" fo:margin-right="0cm" fo:line-height="0.811cm" fo:text-align="justify" style:justify-single-word="false" fo:orphans="0" fo:widows="0" fo:text-indent="-1cm" style:auto-text-indent="false" fo:background-color="transparent" style:punctuation-wrap="simple" style:snap-to-layout-grid="false" style:writing-mode="lr-tb">
        <style:tab-stops>
          <style:tab-stop style:position="4.3cm"/>
        </style:tab-stops>
      </style:paragraph-properties>
      <style:text-properties fo:color="#111111" loext:opacity="100%" style:font-name="標楷體1" fo:font-size="14pt" fo:language="en" fo:country="US" officeooo:paragraph-rsid="00606d78" style:letter-kerning="true" style:font-name-asian="標楷體2" style:font-size-asian="14pt" style:language-asian="zh" style:country-asian="TW" style:font-name-complex="標楷體1" style:font-size-complex="12pt" style:language-complex="ar" style:country-complex="SA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811cm" fo:text-align="start" style:justify-single-word="false" fo:orphans="0" fo:widows="0" fo:text-indent="0cm" style:auto-text-indent="false" style:page-number="auto" fo:background-color="transparent" style:punctuation-wrap="simple" style:snap-to-layout-grid="false" style:writing-mode="lr-tb"/>
      <style:text-properties style:font-name="標楷體" fo:font-size="20pt" fo:letter-spacing="-0.011cm" officeooo:paragraph-rsid="001e9b79" style:font-name-asian="標楷體" style:font-size-asian="20pt" style:font-name-complex="標楷體" style:font-size-complex="20pt" style:font-weight-complex="bold"/>
    </style:style>
    <style:style style:name="T1" style:family="text">
      <style:text-properties fo:color="#000000" loext:opacity="100%" style:font-name="標楷體1" style:font-name-asian="標楷體1" style:font-name-complex="標楷體1" style:font-size-complex="12pt"/>
    </style:style>
    <style:style style:name="T2" style:family="text">
      <style:text-properties fo:color="#000000" loext:opacity="100%" style:font-name-asian="標楷體1" style:font-size-complex="12pt"/>
    </style:style>
    <style:style style:name="T3" style:family="text">
      <style:text-properties fo:color="#000000" loext:opacity="100%" officeooo:rsid="001e99db" style:font-name-asian="標楷體1" style:font-size-complex="12pt"/>
    </style:style>
    <style:style style:name="T4" style:family="text">
      <style:text-properties fo:color="#000000" loext:opacity="100%" officeooo:rsid="002ecf2a" style:font-name-asian="標楷體1" style:font-size-complex="12pt"/>
    </style:style>
    <style:style style:name="T5" style:family="text">
      <style:text-properties fo:color="#000000" loext:opacity="100%" style:text-line-through-style="none" style:text-line-through-type="none" style:font-name-asian="標楷體1" style:font-size-complex="12pt"/>
    </style:style>
    <style:style style:name="T6" style:family="text">
      <style:text-properties fo:color="#000000" loext:opacity="100%" style:text-line-through-style="none" style:text-line-through-type="none" style:font-name="標楷體" style:font-name-complex="標楷體" style:font-size-complex="12pt"/>
    </style:style>
    <style:style style:name="T7" style:family="text">
      <style:text-properties fo:color="#000000" loext:opacity="100%" style:text-line-through-style="none" style:text-line-through-type="none" style:font-name="標楷體" officeooo:rsid="004d955d" style:font-name-complex="標楷體" style:font-size-complex="12pt"/>
    </style:style>
    <style:style style:name="T8" style:family="text">
      <style:text-properties fo:color="#000000" loext:opacity="100%" style:text-line-through-style="none" style:text-line-through-type="none" style:font-name="標楷體" fo:font-size="14pt" fo:language="en" fo:country="US" style:letter-kerning="true" style:font-name-asian="標楷體1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T9" style:family="text">
      <style:text-properties fo:color="#000000" loext:opacity="100%" style:text-line-through-style="none" style:text-line-through-type="none" style:font-name="標楷體" fo:font-size="14pt" fo:language="en" fo:country="US" officeooo:rsid="004d955d" style:letter-kerning="true" style:font-name-asian="標楷體1" style:font-size-asian="14pt" style:language-asian="zh" style:country-asian="TW" style:font-name-complex="標楷體" style:font-size-complex="12pt" style:language-complex="ar" style:country-complex="SA" style:font-weight-complex="bold"/>
    </style:style>
    <style:style style:name="T10" style:family="text">
      <style:text-properties fo:color="#000000" loext:opacity="100%" style:text-line-through-style="none" style:text-line-through-type="none" officeooo:rsid="004d955d" style:font-size-complex="12pt"/>
    </style:style>
    <style:style style:name="T11" style:family="text">
      <style:text-properties fo:color="#000000" loext:opacity="100%" style:font-name-asian="Calibri" style:font-name-complex="Calibri" style:font-size-complex="12pt"/>
    </style:style>
    <style:style style:name="T12" style:family="text">
      <style:text-properties fo:color="#000000" loext:opacity="100%" style:font-size-complex="12pt"/>
    </style:style>
    <text:list-style style:name="L1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 fo:text-indent="-0.369cm" fo:margin-left="2.18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nothing" fo:text-indent="-0.48cm" fo:margin-left="3.23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3.92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</text:list-style>
    <text:list-style style:name="L2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 fo:text-indent="-0.369cm" fo:margin-left="2.18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nothing" fo:text-indent="-0.48cm" fo:margin-left="3.23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3.92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</text:list-style>
    <text:list-style style:name="L3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nothing" fo:text-indent="-0.99cm" fo:margin-left="0.99cm"/>
        </style:list-level-properties>
      </text:list-level-style-number>
      <text:list-level-style-number text:level="2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82cm" fo:margin-left="1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nothing" fo:text-indent="-0.369cm" fo:margin-left="2.18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nothing" fo:text-indent="-0.57cm" fo:margin-left="2.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nothing" fo:text-indent="-0.48cm" fo:margin-left="3.23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text-indent="-0.691cm" fo:margin-left="3.92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nothing" fo:margin-left="3.92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促進民間參與公共建設案件履約爭議調解會組織準則 <text:s text:c="41"/></text:p>
      <text:p text:style-name="P5">第 <text:s/>一 <text:s/>條<text:tab/>本準則依促進民間參與公共建設法（以下簡稱本法）第四十八條之一第四項規定訂定之。</text:p>
      <text:p text:style-name="P4">第 <text:s/>二 <text:s/>條<text:tab/><text:tab/>主管機關所成立之履約爭議調解會（以下簡稱調解會），掌理下列事項：</text:p>
      <text:p text:style-name="P7">一、關於本法第四十八條之一履約爭議之調解。</text:p>
      <text:p text:style-name="P8">二、其他與履約爭議調解相關之事項。</text:p>
      <text:p text:style-name="P10">第 <text:s/>三 <text:s/>條<text:tab/><text:tab/><text:span text:style-name="T2">調解會置召集人一人，綜理</text:span><text:span text:style-name="T1">會務</text:span><text:span text:style-name="T2">，由主管機關就高階人員派兼之；並得置副召集人一人，襄理會務。</text:span></text:p>
      <text:p text:style-name="P16">前項副召集人，由主管機關就高階人員或具有工程、財務、法律或具本法相關專門知識之公正人士派（聘）兼之。</text:p>
      <text:p text:style-name="P11">第 <text:s/>四 <text:s/>條<text:tab/><text:tab/><text:span text:style-name="T2">調解會置委員九人至三十五人，除召集人、副召集人為當然委員外，其餘委員依專業類別分為三組，由主管機關就高階人員或具有工程、財務、法律</text:span><text:span text:style-name="T3">或</text:span><text:span text:style-name="T2">具本法相關專門知識之公正人士派</text:span><text:span text:style-name="T11">（</text:span><text:span text:style-name="T2">聘</text:span><text:span text:style-name="T11">）</text:span><text:span text:style-name="T2">兼之。其中任一性別委員比例</text:span><text:span text:style-name="T4">以不少於</text:span><text:span text:style-name="T2">三分之一為原則。</text:span></text:p>
      <text:p text:style-name="P17">前項委員，由主管機關高階人員兼任者最多三人，且不得超過全體委員人數五分之一。</text:p>
      <text:p text:style-name="P17">第一項聘任之委員，任期二年；期滿得續聘之。</text:p>
      <text:p text:style-name="P3">第 <text:s/>五 <text:s/>條<text:tab/><text:tab/><text:span text:style-name="T2">前二條公正人士，應具備下列資格之一：</text:span></text:p>
      <text:list xml:id="list3595071785" text:style-name="L1">
        <text:list-item>
          <text:p text:style-name="P20">曾任實任法官或檢察官。</text:p>
        </text:list-item>
        <text:list-item>
          <text:p text:style-name="P20">曾執行律師、會計師、建築師、技師或其他與本法有關之專門職業人員業務三年以上。</text:p>
        </text:list-item>
        <text:list-item>
          <text:p text:style-name="P26">曾於教育部認可之國內、外大專校院教授工程、財務或法律相關專門學科三年以上。</text:p>
        </text:list-item>
        <text:list-item>
          <text:p text:style-name="P26">實際參與依本法辦理之案件達五件，或在該領域服務累計三年以上。</text:p>
        </text:list-item>
      </text:list>
      <text:p text:style-name="P3">第 <text:s/>六 <text:s/>條<text:tab/><text:tab/><text:span text:style-name="T2">有下列各款情形之一者，不得聘任為委員，其已聘任</text:span><text:soft-page-break/><text:span text:style-name="T2">者，應即予解任：</text:span></text:p>
      <text:list xml:id="list3031892156" text:style-name="L2">
        <text:list-item>
          <text:p text:style-name="P21">曾受有期徒刑以上刑之宣告。但受緩刑宣告期滿而未經撤銷或因過失犯罪不在此限。</text:p>
        </text:list-item>
        <text:list-item>
          <text:p text:style-name="P22">曾受保安處分或感訓處分之裁判確定。</text:p>
        </text:list-item>
        <text:list-item>
          <text:p text:style-name="P27">受破產宣告確定或裁定開始清算程序尚未復權。</text:p>
        </text:list-item>
        <text:list-item>
          <text:p text:style-name="P27">褫奪公權尚未復權。</text:p>
        </text:list-item>
        <text:list-item>
          <text:p text:style-name="P23">受監護宣告或輔助宣告尚未撤銷。</text:p>
        </text:list-item>
        <text:list-item>
          <text:p text:style-name="P23">專門職業及技術人員曾受除名、撤銷或廢止執業資格之處分。</text:p>
        </text:list-item>
        <text:list-item>
          <text:p text:style-name="P23">有違反職務或其他不適於擔任委員之情事。</text:p>
        </text:list-item>
      </text:list>
      <text:p text:style-name="P9">第 <text:s/>七 <text:s/>條<text:tab/><text:tab/><text:span text:style-name="T2">調解會由召集人召集之，並為主席；召集人未能出席時，由副召集人代理之；副召集人無法代理時，</text:span><text:span text:style-name="T5">由召集人指派委員一人代理之。</text:span></text:p>
      <text:p text:style-name="P17">調解會之決議，應有二分之一以上委員出席，出席委員過半數同意行之。可否同數時，由主席裁決之。</text:p>
      <text:p text:style-name="P11">第 <text:s/>八 <text:s/>條<text:tab/><text:tab/><text:span text:style-name="T5">調解會委員應超然、公正行使職權，並親自出席會議。</text:span></text:p>
      <text:p text:style-name="P11">第 <text:s/>九 <text:s/>條<text:tab/><text:tab/><text:span text:style-name="T5">調解會委員為無給職。但得依規定支給交通費、出席費及審查費。</text:span></text:p>
      <text:p text:style-name="P18">第 <text:s/>十 <text:s/>條<text:tab/><text:tab/>調解會對外行文，以主管機關名義行之。</text:p>
      <text:p text:style-name="P12"><text:span text:style-name="T7">第 十一 條<text:tab/><text:tab/></text:span><text:span text:style-name="T6">調解會置執行秘書一人，由主管機關就高階人員派兼之，承召集人之命，處理幕僚作業。所需工作人員，就主管機關員額內派兼之。</text:span></text:p>
      <text:p text:style-name="P19"><text:span text:style-name="T9">第 十二 條<text:tab/><text:tab/></text:span><text:span text:style-name="T8">調解會委員就履約爭議事件有下列各款情形之一者，應行迴避：</text:span></text:p>
      <text:list xml:id="list625504186" text:style-name="L3">
        <text:list-item>
          <text:p text:style-name="P24">該事件涉及本人、配偶、二親等以內親屬或共同生活家屬之利益。</text:p>
        </text:list-item>
        <text:list-item>
          <text:p text:style-name="P25">本人或其配偶與主辦（執行）機關、民間機構或其負責人間現有或三年內曾有僱傭、委任或代理關係。</text:p>
        </text:list-item>
        <text:list-item>
          <text:p text:style-name="P28">有具體事證，足認其有不能公正執行職務之虞。</text:p>
        </text:list-item>
        <text:list-item>
          <text:p text:style-name="P28"><text:soft-page-break/>其他經本人認其有不能公正執行職務之虞。</text:p>
        </text:list-item>
      </text:list>
      <text:p text:style-name="P15">前項人員應行迴避而未迴避者，當事人得申請其迴避或由召集人令其迴避。</text:p>
      <text:p text:style-name="P13"><text:span text:style-name="T10">第 十三 條<text:tab/><text:tab/></text:span><text:span text:style-name="T6">調解會為調解事件需要，得邀請專家、學者與會，提供諮詢意見。</text:span></text:p>
      <text:p text:style-name="P13">第 十四 條<text:tab/><text:tab/><text:span text:style-name="T12">本準則自發布日施行。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/>
    <style:font-face style:name="細明體" svg:font-family="細明體, MingLiU" style:font-family-generic="modern"/>
    <style:font-face style:name="標楷體1" svg:font-family="標楷體" style:font-family-generic="script"/>
    <style:font-face style:name="Lucida Sans1" svg:font-family="'Lucida Sans'" style:font-family-generic="swiss"/>
    <style:font-face style:name="標楷體2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en" fo:country="US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snap-to-layout-grid="false"/>
      <style:text-properties style:font-name="標楷體1" fo:font-family="標楷體" style:font-family-generic="script" fo:font-size="14pt" style:font-name-asian="標楷體1" style:font-family-asian="標楷體" style:font-family-generic-asian="script" style:font-size-asian="14pt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1.411cm" fo:margin-right="0cm" fo:text-align="justify" style:justify-single-word="false" fo:text-indent="1.058cm" style:auto-text-indent="false" style:line-break="normal" style:snap-to-layout-grid="false"/>
      <style:text-properties fo:font-size="14pt" style:font-name-asian="標楷體1" style:font-family-asian="標楷體" style:font-family-generic-asian="script" style:font-size-asian="14pt"/>
    </style:style>
    <style:style style:name="本文縮排_20_3" style:display-name="本文縮排 3" style:family="paragraph" style:parent-style-name="Standard">
      <style:paragraph-properties fo:margin-left="1.905cm" fo:margin-right="0cm" fo:text-align="justify" style:justify-single-word="false" fo:text-indent="1.058cm" style:auto-text-indent="false" style:line-break="normal"/>
      <style:text-properties fo:font-size="14pt" style:font-name-asian="標楷體1" style:font-family-asian="標楷體" style:font-family-generic-asian="script" style:font-size-asian="14pt" style:font-size-complex="10pt"/>
    </style:style>
    <style:style style:name="本文縮排_20_2" style:display-name="本文縮排 2" style:family="paragraph" style:parent-style-name="Standard">
      <style:paragraph-properties fo:margin-left="4.586cm" fo:margin-right="0cm" fo:text-align="justify" style:justify-single-word="false" fo:text-indent="-1.295cm" style:auto-text-indent="false" style:line-break="normal" style:snap-to-layout-grid="false"/>
      <style:text-properties style:font-name="標楷體1" fo:font-family="標楷體" style:font-family-generic="script" fo:font-size="14pt" style:font-name-asian="標楷體1" style:font-family-asian="標楷體" style:font-family-generic-asian="scri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純文字" style:family="paragraph" style:parent-style-name="Standard">
      <style:paragraph-properties style:line-height-at-least="0.635cm" style:vertical-align="baseline"/>
      <style:text-properties style:font-name="細明體" fo:font-family="細明體, MingLiU" style:font-family-generic="modern" style:letter-kerning="true" style:font-name-asian="細明體" style:font-family-asian="細明體, MingLiU" style:font-family-generic-asian="modern" style:font-name-complex="Courier New" style:font-family-complex="'Courier New'" style:font-family-generic-complex="modern" style:font-size-complex="10pt"/>
    </style:style>
    <style:style style:name="本文_20_2" style:display-name="本文 2" style:family="paragraph" style:parent-style-name="Standard">
      <style:paragraph-properties fo:text-align="justify" style:justify-single-word="false" style:line-break="normal" style:snap-to-layout-grid="false"/>
      <style:text-properties style:font-name="標楷體1" fo:font-family="標楷體" style:font-family-generic="script" fo:font-size="14pt" style:font-name-asian="標楷體1" style:font-family-asian="標楷體" style:font-family-generic-asian="script" style:font-size-asian="14pt"/>
    </style:style>
    <style:style style:name="區塊文字" style:family="paragraph" style:parent-style-name="Standard">
      <style:paragraph-properties fo:margin-left="2.563cm" fo:margin-right="0.266cm" fo:text-align="justify" style:justify-single-word="false" fo:text-indent="-1.588cm" style:auto-text-indent="false" style:line-break="normal" style:snap-to-layout-grid="false"/>
      <style:text-properties style:font-name="標楷體1" fo:font-family="標楷體" style:font-family-generic="script" fo:font-size="14pt" style:font-name-asian="標楷體1" style:font-family-asian="標楷體" style:font-family-generic-asian="script" style:font-size-asian="14pt"/>
    </style:style>
    <style:style style:name="本文_20_3" style:display-name="本文 3" style:family="paragraph" style:parent-style-name="Standard">
      <style:paragraph-properties fo:margin-left="0cm" fo:margin-right="0.266cm" style:line-height-at-least="0.635cm" fo:text-align="justify" style:justify-single-word="false" fo:text-indent="0cm" style:auto-text-indent="false" style:line-break="normal" style:snap-to-layout-grid="false"/>
      <style:text-properties style:font-name="標楷體1" fo:font-family="標楷體" style:font-family-generic="script" fo:font-size="14pt" style:font-name-asian="標楷體1" style:font-family-asian="標楷體" style:font-family-generic-asian="script" style:font-size-asian="14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第x條_28_距0縮體5_29_" style:display-name="第x條(距0縮體5)" style:family="paragraph" style:parent-style-name="Standard">
      <style:paragraph-properties fo:margin-left="2.364cm" fo:margin-right="0cm" fo:line-height="0.776cm" fo:text-align="justify" style:justify-single-word="false" fo:text-indent="-2.364cm" style:auto-text-indent="false"/>
      <style:text-properties style:font-name="標楷體1" fo:font-family="標楷體" style:font-family-generic="script" fo:font-size="13pt" fo:letter-spacing="0.007cm" style:letter-kerning="false" style:font-name-asian="標楷體1" style:font-family-asian="標楷體" style:font-family-generic-asian="script" style:font-size-asian="13pt"/>
    </style:style>
    <style:style style:name="距7縮體2" style:family="paragraph" style:parent-style-name="第x條_28_距0縮體5_29_">
      <style:paragraph-properties fo:margin-left="4.247cm" fo:margin-right="0cm" fo:text-indent="-0.945cm" style:auto-text-indent="false"/>
    </style:style>
    <style:style style:name="距7縮頭2" style:family="paragraph" style:parent-style-name="距7縮體2">
      <style:paragraph-properties fo:margin-left="2.455cm" fo:margin-right="0cm" fo:text-indent="0.945cm" style:auto-text-indent="false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公文_28_主旨_29_" style:display-name="公文(主旨)" style:family="paragraph" style:parent-style-name="Standard">
      <style:paragraph-properties fo:margin-left="1.69cm" fo:margin-right="0cm" fo:line-height="0.882cm" fo:text-indent="-1.69cm" style:auto-text-indent="false" style:line-break="normal" style:snap-to-layout-grid="false"/>
      <style:text-properties style:font-name="標楷體1" fo:font-family="標楷體" style:font-family-generic="script" fo:font-size="16pt" style:font-name-asian="標楷體1" style:font-family-asian="標楷體" style:font-family-generic-asian="script" style:font-size-asian="16pt" style:font-name-complex="標楷體1" style:font-family-complex="標楷體" style:font-family-generic-complex="scri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新細明體" style:font-family-asian="新細明體" style:font-family-generic-asian="system" style:font-pitch-asian="variable" style:font-size-asian="10pt" style:language-asian="zh" style:country-asian="TW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標楷體1" fo:font-family="標楷體" style:font-family-generic="scri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text-underline-style="solid" style:text-underline-width="auto" style:text-underline-color="font-color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預設段落字型" style:family="text"/>
    <style:style style:name="Page_20_Number" style:display-name="Page Number" style:family="text" style:parent-style-name="預設段落字型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1.295cm" fo:text-indent="-1.27cm" fo:margin-left="1.295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1.718cm" fo:text-indent="-0.847cm" fo:margin-left="1.718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565cm" fo:text-indent="-0.847cm" fo:margin-left="2.56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411cm" fo:text-indent="-0.847cm" fo:margin-left="3.411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258cm" fo:text-indent="-0.847cm" fo:margin-left="4.258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105cm" fo:text-indent="-0.847cm" fo:margin-left="5.10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951cm" fo:text-indent="-0.847cm" fo:margin-left="5.951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6.798cm" fo:text-indent="-0.847cm" fo:margin-left="6.798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7.645cm" fo:text-indent="-0.847cm" fo:margin-left="7.6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text:list-tab-stop-position="1.321cm" fo:text-indent="-1.27cm" fo:margin-left="1.321cm"/>
        </style:list-level-properties>
      </text:list-level-style-number>
      <text:list-level-style-number text:level="2" text:style-name="WW8Num5z1" style:num-suffix="、" style:num-format="甲, 乙, 丙, ...">
        <style:list-level-properties text:list-level-position-and-space-mode="label-alignment">
          <style:list-level-label-alignment text:label-followed-by="listtab" text:list-tab-stop-position="1.744cm" fo:text-indent="-0.847cm" fo:margin-left="1.74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.591cm" fo:text-indent="-0.847cm" fo:margin-left="2.59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438cm" fo:text-indent="-0.847cm" fo:margin-left="3.438cm"/>
        </style:list-level-properties>
      </text:list-level-style-number>
      <text:list-level-style-number text:level="5" text:style-name="WW8Num5z4" style:num-suffix="、" style:num-format="甲, 乙, 丙, ...">
        <style:list-level-properties text:list-level-position-and-space-mode="label-alignment">
          <style:list-level-label-alignment text:label-followed-by="listtab" text:list-tab-stop-position="4.284cm" fo:text-indent="-0.847cm" fo:margin-left="4.28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5.131cm" fo:text-indent="-0.847cm" fo:margin-left="5.13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978cm" fo:text-indent="-0.847cm" fo:margin-left="5.978cm"/>
        </style:list-level-properties>
      </text:list-level-style-number>
      <text:list-level-style-number text:level="8" text:style-name="WW8Num5z7" style:num-suffix="、" style:num-format="甲, 乙, 丙, ...">
        <style:list-level-properties text:list-level-position-and-space-mode="label-alignment">
          <style:list-level-label-alignment text:label-followed-by="listtab" text:list-tab-stop-position="6.824cm" fo:text-indent="-0.847cm" fo:margin-left="6.82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7.671cm" fo:text-indent="-0.847cm" fo:margin-left="7.6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、" style:num-format="一, 二, 三, ...">
        <style:list-level-properties text:list-level-position-and-space-mode="label-alignment">
          <style:list-level-label-alignment text:label-followed-by="listtab" text:list-tab-stop-position="1.685cm" fo:text-indent="-1.27cm" fo:margin-left="1.685cm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2.108cm" fo:text-indent="-0.847cm" fo:margin-left="2.10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.955cm" fo:text-indent="-0.847cm" fo:margin-left="2.95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801cm" fo:text-indent="-0.847cm" fo:margin-left="3.801cm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4.648cm" fo:text-indent="-0.847cm" fo:margin-left="4.6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495cm" fo:text-indent="-0.847cm" fo:margin-left="5.49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341cm" fo:text-indent="-0.847cm" fo:margin-left="6.341cm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7.188cm" fo:text-indent="-0.847cm" fo:margin-left="7.188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8.035cm" fo:text-indent="-0.847cm" fo:margin-left="8.0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、" style:num-format="一, 二, 三, ...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7z1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7z4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7z7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8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8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.501cm" fo:margin-bottom="2.499cm" fo:margin-left="3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財 政 收 支 劃 分 法 部 分 條 文 草 案 對 照 表</dc:title>
    <dc:subject/>
    <meta:keyword/>
    <meta:initial-creator>user</meta:initial-creator>
    <meta:creation-date>2021-04-20T08:44:00</meta:creation-date>
    <dc:date>2023-05-10T16:08:23.317000000</dc:date>
    <meta:editing-cycles>70</meta:editing-cycles>
    <meta:editing-duration>PT3H53M18S</meta:editing-duration>
    <meta:generator>MODA_ODF_Application_Tools_3.5.3/3.5.3$Windows_X86_64 LibreOffice_project/2c4b1be4ce0f7f0a88ca480bf39420a502d61b97</meta:generator>
    <meta:print-date>2021-10-14T07:35:30.637000000</meta:print-date>
    <meta:document-statistic meta:table-count="0" meta:image-count="0" meta:object-count="0" meta:page-count="3" meta:paragraph-count="37" meta:word-count="1226" meta:character-count="1343" meta:non-whitespace-character-count="1226"/>
  </office:meta>
</office:document-meta>
</file>